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aa61a" draw:textarea-horizontal-align="justify" draw:textarea-vertical-align="top" draw:auto-grow-height="false" fo:min-height="3.56cm" fo:min-width="5.85cm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4.957cm" fo:min-width="4.58cm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4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6" style:family="graphic" style:parent-style-name="standard">
      <style:graphic-properties draw:fill-color="#dddddd" draw:textarea-horizontal-align="justify" draw:textarea-vertical-align="top" draw:auto-grow-height="false" fo:min-height="2.29cm" fo:min-width="5.8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0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1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gr12" style:family="graphic" style:parent-style-name="standard">
      <style:graphic-properties draw:fill-color="#faa61a" draw:textarea-horizontal-align="justify" draw:textarea-vertical-align="top" draw:auto-grow-height="false" fo:min-height="0.512cm" fo:min-width="3.31cm"/>
    </style:style>
    <style:style style:name="gr13" style:family="graphic" style:parent-style-name="standard">
      <style:graphic-properties draw:fill-color="#000000" draw:textarea-horizontal-align="justify" draw:textarea-vertical-align="middle" draw:auto-grow-height="false" fo:min-height="0.624cm" fo:min-width="1.078cm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P1" style:family="paragraph">
      <style:paragraph-properties fo:text-align="start"/>
    </style:style>
    <style:style style:name="P2" style:family="paragraph">
      <loext:graphic-properties draw:fill-color="#faa61a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4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P11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3.81cm" svg:x="0.999cm" svg:y="13.065cm">
          <text:p text:style-name="P1"><text:span text:style-name="T1">Helm chart:</text:span></text:p>
          <text:p text:style-name="P1"><text:span text:style-name="T1">senzing/senzing-</text:span><text:span text:style-name="T1">stream-lo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17.51cm">
          <text:p text:style-name="P1"><text:span text:style-name="T1">Helm chart:</text:span></text:p>
          <text:p text:style-name="P1"><text:span text:style-name="T1">senzing/ibm-db2express-</text:span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8.629cm">
          <text:p text:style-name="P1"><text:span text:style-name="T1">Helm chart:</text:span></text:p>
          <text:p text:style-name="P1"><text:span text:style-name="T1">bitnami/rabbitmq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4.175cm">
          <text:p text:style-name="P1"><text:span text:style-name="T1">Helm chart:</text:span></text:p>
          <text:p text:style-name="P1"><text:span text:style-name="T1">senzing/senzing-</text:span><text:span text:style-name="T1">mock-data-generato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5.207cm" svg:x="9.85cm" svg:y="0.993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5.08cm" svg:height="2.54cm" svg:x="1.635cm" svg:y="5.31cm">
          <text:p text:style-name="P1"><text:span text:style-name="T1">Docker container:</text:span><text:span text:style-name="T1"><text:line-break/></text:span><text:span text:style-name="T1">senzing/mock-data-generato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18.653cm">
          <text:p text:style-name="P1"><text:span text:style-name="T1">Docker container:</text:span></text:p>
          <text:p text:style-name="P1"><text:span text:style-name="T1">ibmcom/db2express-c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14.212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445cm" svg:height="0.762cm" svg:x="1.962cm" svg:y="6.613cm">
          <text:p text:style-name="P5"><text:span text:style-name="T2">mock-data-generato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65cm" svg:y="15.313cm">
          <text:p text:style-name="P5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6.35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2.778cm" svg:x2="5.445cm" svg:y2="6.715cm">
          <text:p/>
        </draw:line>
        <draw:line draw:style-name="gr7" draw:text-style-name="P8" draw:layer="layout" svg:x1="5.445cm" svg:y1="16.383cm" svg:x2="5.445cm" svg:y2="19.669cm">
          <text:p/>
        </draw:line>
        <draw:custom-shape draw:style-name="gr8" draw:text-style-name="P6" draw:layer="layout" svg:width="3.81cm" svg:height="0.762cm" svg:x="10.404cm" svg:y="4.014cm">
          <text:p text:style-name="P5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3.81cm" svg:height="0.762cm" svg:x="10.404cm" svg:y="5.03cm">
          <text:p text:style-name="P5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.81cm" svg:height="0.762cm" svg:x="10.404cm" svg:y="3.014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4.445cm" svg:height="0.762cm" svg:x="1.854cm" svg:y="2.143cm">
          <text:p text:style-name="P5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" draw:layer="layout" svg:width="3.81cm" svg:height="0.762cm" svg:x="10.404cm" svg:y="2.014cm">
          <text:p text:style-name="P1"><text:span text:style-name="T1">Helm char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21.965cm">
          <text:p text:style-name="P1"><text:span text:style-name="T1">Helm chart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23.112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65cm" svg:y="24.213cm">
          <text:p text:style-name="P5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21.066cm" svg:x2="5.445cm" svg:y2="24.495cm">
          <text:p/>
        </draw:line>
        <draw:custom-shape draw:style-name="gr13" draw:text-style-name="P11" draw:layer="layout" svg:width="1.578cm" svg:height="1.397cm" svg:x="4.783cm" svg:y="19.669cm">
          <text:p text:style-name="P5"><text:span text:style-name="T2">Db2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4" draw:layer="layout" svg:width="5.08cm" svg:height="2.54cm" svg:x="1.635cm" svg:y="9.712cm">
          <text:p text:style-name="P1"><text:span text:style-name="T1">Docker container:</text:span></text:p>
          <text:p text:style-name="P1"><text:span text:style-name="T1">bitnami/rabbitmq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11.795cm" svg:x2="5.445cm" svg:y2="15.605cm">
          <text:p/>
        </draw:line>
        <draw:custom-shape draw:style-name="gr14" draw:text-style-name="P9" draw:layer="layout" svg:width="4.445cm" svg:height="0.762cm" svg:x="1.862cm" svg:y="11.113cm">
          <text:p text:style-name="P5"><text:span text:style-name="T2">RabbitMQ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7.342cm" svg:x2="5.445cm" svg:y2="11.1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51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19-05-14T11:31:07.052951218</dc:date>
    <meta:editing-duration>PT2H5M19S</meta:editing-duration>
    <meta:editing-cycles>33</meta:editing-cycles>
    <meta:generator>LibreOffice/6.0.7.3$Linux_X86_64 LibreOffice_project/00m0$Build-3</meta:generator>
    <meta:document-statistic meta:object-count="27"/>
  </office:meta>
</office:document-meta>
</file>